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10f" officeooo:paragraph-rsid="000e110f"/>
    </style:style>
    <style:style style:name="P2" style:family="paragraph" style:parent-style-name="Standard">
      <style:text-properties officeooo:rsid="000fccff" officeooo:paragraph-rsid="000fccff"/>
    </style:style>
    <style:style style:name="P3" style:family="paragraph" style:parent-style-name="Standard">
      <style:text-properties officeooo:rsid="000fccff" officeooo:paragraph-rsid="00131866"/>
    </style:style>
    <style:style style:name="P4" style:family="paragraph" style:parent-style-name="Standard">
      <style:text-properties officeooo:rsid="001199d7" officeooo:paragraph-rsid="001199d7"/>
    </style:style>
    <style:style style:name="P5" style:family="paragraph" style:parent-style-name="Standard">
      <style:text-properties officeooo:rsid="001199d7" officeooo:paragraph-rsid="001249f1"/>
    </style:style>
    <style:style style:name="P6" style:family="paragraph" style:parent-style-name="Standard">
      <style:text-properties officeooo:rsid="001249f1" officeooo:paragraph-rsid="001249f1"/>
    </style:style>
    <style:style style:name="P7" style:family="paragraph" style:parent-style-name="Standard">
      <style:text-properties officeooo:rsid="0015f498" officeooo:paragraph-rsid="0015f498"/>
    </style:style>
    <style:style style:name="P8" style:family="paragraph" style:parent-style-name="Standard">
      <style:text-properties officeooo:rsid="00187810" officeooo:paragraph-rsid="00187810"/>
    </style:style>
    <style:style style:name="P9" style:family="paragraph" style:parent-style-name="Standard">
      <style:text-properties officeooo:rsid="0018ab32" officeooo:paragraph-rsid="0018ab32"/>
    </style:style>
    <style:style style:name="P10" style:family="paragraph" style:parent-style-name="Standard">
      <style:text-properties officeooo:rsid="001b5973" officeooo:paragraph-rsid="001b5973"/>
    </style:style>
    <style:style style:name="P11" style:family="paragraph" style:parent-style-name="Standard">
      <style:text-properties officeooo:rsid="001d4361" officeooo:paragraph-rsid="001d4361"/>
    </style:style>
    <style:style style:name="P12" style:family="paragraph" style:parent-style-name="Standard">
      <style:text-properties officeooo:rsid="00209891" officeooo:paragraph-rsid="00209891"/>
    </style:style>
    <style:style style:name="P13" style:family="paragraph" style:parent-style-name="Standard">
      <style:text-properties officeooo:rsid="00224553" officeooo:paragraph-rsid="00224553"/>
    </style:style>
    <style:style style:name="P14" style:family="paragraph" style:parent-style-name="Standard">
      <style:text-properties officeooo:rsid="002407db" officeooo:paragraph-rsid="00209891"/>
    </style:style>
    <style:style style:name="P15" style:family="paragraph" style:parent-style-name="Standard">
      <style:text-properties officeooo:rsid="002407db" officeooo:paragraph-rsid="002407db"/>
    </style:style>
    <style:style style:name="P16" style:family="paragraph" style:parent-style-name="Standard">
      <style:text-properties officeooo:rsid="0024a76f" officeooo:paragraph-rsid="0024a76f"/>
    </style:style>
    <style:style style:name="P17" style:family="paragraph" style:parent-style-name="Standard">
      <style:text-properties officeooo:rsid="0028012a" officeooo:paragraph-rsid="0028012a"/>
    </style:style>
    <style:style style:name="P18" style:family="paragraph" style:parent-style-name="Standard">
      <style:text-properties officeooo:rsid="002947a8" officeooo:paragraph-rsid="002947a8"/>
    </style:style>
    <style:style style:name="T1" style:family="text">
      <style:text-properties officeooo:rsid="0014c95e"/>
    </style:style>
    <style:style style:name="T2" style:family="text">
      <style:text-properties officeooo:rsid="0026a6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eting digital</text:p>
      <text:p text:style-name="P1"/>
      <text:p text:style-name="P1"/>
      <text:p text:style-name="P1"/>
      <text:p text:style-name="P1">Définition : tout ce qui est communication en ligne, optimisation du commerce électronique, trafic via le numérique. </text:p>
      <text:p text:style-name="P1"/>
      <text:p text:style-name="P1"/>
      <text:p text:style-name="P2">Introduction :</text:p>
      <text:p text:style-name="P2"/>
      <text:p text:style-name="P2"/>
      <text:p text:style-name="P2"/>
      <text:p text:style-name="P4">Principe de 4 P</text:p>
      <text:p text:style-name="P2"/>
      <text:p text:style-name="P4">Product</text:p>
      <text:p text:style-name="P4">Priece : Le prix. Selon l’endroit où nous nous sommes, le moment, le produit, le prix peut être différents.</text:p>
      <text:p text:style-name="P4">Place : Un réseau de distribution</text:p>
      <text:p text:style-name="P4">Promotion : tout ce qui va être pub</text:p>
      <text:p text:style-name="P2"/>
      <text:p text:style-name="P5">Le marketing, en 2004, c’est doté de nouvelle notions. Tout ce qui est réseaux sociaux à enrichi le marketing.</text:p>
      <text:p text:style-name="P4"/>
      <text:p text:style-name="P4">Le marketing est l’analyse des besoins des consommateurs et l’ensemble des moyens d’actions utilisés pour influencé leur comportements. A vocation de crée la valeur percu par le client, notament par rapport à ses souhaits et désirs. Elle va s’adapter au besoin de l’utilisateurs. </text:p>
      <text:p text:style-name="P2"/>
      <text:p text:style-name="P4">Selon les types d’activités (B2B ou B2C), on va avoir du marketing différents</text:p>
      <text:p text:style-name="P4"/>
      <text:p text:style-name="P6">Le marketing est une aide à la décision. Il favorise le contrôle des résultats. </text:p>
      <text:p text:style-name="P4"/>
      <text:p text:style-name="P3">1.Comprendre les fondamentaux du marketing digital</text:p>
      <text:p text:style-name="P3"/>
      <text:p text:style-name="P7">Mark. Viral : Marketing partagé par de nombreux internautes.</text:p>
      <text:p text:style-name="P3"/>
      <text:p text:style-name="P8">MarKeting digital : caractérise par la création de liens. </text:p>
      <text:p text:style-name="P8"/>
      <text:p text:style-name="P8">Magasin sédentaire : Bric and mortar</text:p>
      <text:p text:style-name="P8">magasin physique plus site:clik and mortar</text:p>
      <text:p text:style-name="P8">Que sur internet : Pur player</text:p>
      <text:p text:style-name="P8"/>
      <text:p text:style-name="P8">Clic to chat : On clique et on peut discuter avec un conseillé.</text:p>
      <text:p text:style-name="P8"/>
      <text:p text:style-name="P9">Logiciel CRM : Logiciel de relation client</text:p>
      <text:p text:style-name="P3"/>
      <text:p text:style-name="P9">Autmate : trigger marketing,ou marketing de déclenchement. Il s’agit d’une technique qui permet d’adresser un message en récation d’un comportement.</text:p>
      <text:p text:style-name="P3"/>
      <text:p text:style-name="P10">Les leviers du marketing digital :</text:p>
      <text:p text:style-name="P10"/>
      <text:p text:style-name="P10">Le modèle POEM :</text:p>
      <text:p text:style-name="P10"/>
      <text:p text:style-name="P10"><text:soft-page-break/>OWNED MEDIA : l’ensemble des outils de média que le marketing contrôle, C’est ce qui contribut au référencement naturel. Référencement naturel : Inventé par google. </text:p>
      <text:p text:style-name="P10"/>
      <text:p text:style-name="P10">Le earned  média : le média qui gagne en renommé</text:p>
      <text:p text:style-name="P10"/>
      <text:p text:style-name="P10">le search : régie plublicaitre.</text:p>
      <text:p text:style-name="P3"/>
      <text:p text:style-name="P11">Le ciblage des utilisateurs.</text:p>
      <text:p text:style-name="P3"/>
      <text:p text:style-name="P2">2.Affirmer son identité et gagner en visibilité</text:p>
      <text:p text:style-name="P2">3.<text:span text:style-name="T1">Définir</text:span> sa stratégie social média</text:p>
      <text:p text:style-name="P2">4.Activer les leviers payants</text:p>
      <text:p text:style-name="P2"/>
      <text:p text:style-name="P2"/>
      <text:p text:style-name="P12">II L’impact du digitial sur le marketing</text:p>
      <text:p text:style-name="P12"/>
      <text:p text:style-name="P12">A.Le marketing mix augmenté par la digitalisation</text:p>
      <text:p text:style-name="P12"/>
      <text:p text:style-name="P12">1.Product(produit)</text:p>
      <text:p text:style-name="P12">2.Price(prix)</text:p>
      <text:p text:style-name="P12">3.Place(distribution)</text:p>
      <text:p text:style-name="P12">4.Promotion(communication)</text:p>
      <text:p text:style-name="P12"/>
      <text:p text:style-name="P12">B.Le Marketing mix enrichi par la digitalisation</text:p>
      <text:p text:style-name="P12"/>
      <text:p text:style-name="P12">1.People (relation client)</text:p>
      <text:p text:style-name="P12">2.Personnalisation</text:p>
      <text:p text:style-name="P12">3.Physical evidence (matérialisation)</text:p>
      <text:p text:style-name="P12"/>
      <text:p text:style-name="P13">Un certain nombre d’internaute cherche à se rassurer, d’oũ viens la nécessité de présenter une preuve de tangibilité (physical evidence), surtout si la notoriété n’est pas établi.</text:p>
      <text:p text:style-name="P12"/>
      <text:p text:style-name="P12">4.Permission Marketing (autorisation client)</text:p>
      <text:p text:style-name="P12"/>
      <text:p text:style-name="P14"/>
      <text:p text:style-name="P15">-Entreprise concernés par le RJPD : Toute entreprise qui collecte et manipule des données. Elles auront un risque à prendre en compte : La pénalisation est relativement forte (des sanctions pouvant aller à 4 % du chiffre d’affaires ou le 20M€, selon celui qui est le plus élevé)</text:p>
      <text:p text:style-name="P15"/>
      <text:p text:style-name="P16">Permet d’élévé le niveau de protection des internautes :</text:p>
      <text:p text:style-name="P16"><text:tab/>-Consentement clair, explite de l’internaute de toute manipulation de données personnels.</text:p>
      <text:p text:style-name="P16"><text:tab/>-Protection des mioches : Il faut que l’entreprise obtienne l’aval des parents avant de s’inscrire sur un réseau social.</text:p>
      <text:p text:style-name="P16"><text:tab/>-Droit à l’oubli.</text:p>
      <text:p text:style-name="P16"><text:tab/>-retrait, effacement de données personnel.</text:p>
      <text:p text:style-name="P16"><text:tab/>-L’importabilité des données personnel. Concerne la possiblité de récuperer les données que nous avons mis à un site pour le même vers un autre. </text:p>
      <text:p text:style-name="P12"/>
      <text:p text:style-name="P12"/>
      <text:p text:style-name="P12"/>
      <text:p text:style-name="P16">La stratégie de l’inbound marketing.</text:p>
      <text:p text:style-name="P16"/>
      <text:p text:style-name="P16"><text:soft-page-break/>Stratégie de faire venir le consommateur à soi, inverse de l’outbound marketing.<text:span text:style-name="T2">L’outbound ne cherche que la transaction.</text:span></text:p>
      <text:p text:style-name="P16"/>
      <text:p text:style-name="P16">Il se caractérise par des processus inclusif, visant à inclure le consommateur. L’objectif est de crée une relation avec le consommateur. </text:p>
      <text:p text:style-name="P16"/>
      <text:p text:style-name="P17">Web-to-store :</text:p>
      <text:p text:style-name="P17"/>
      <text:p text:style-name="P17">On effectue un comportement d’achat qui va partir d’une recherche d’infos avant l’achat. </text:p>
      <text:p text:style-name="P17"/>
      <text:p text:style-name="P17">Phygital :</text:p>
      <text:p text:style-name="P17"/>
      <text:p text:style-name="P17">Mot valise entre mot physique et digital. </text:p>
      <text:p text:style-name="P17"/>
      <text:p text:style-name="P18">IIIBusiness Models et Stratégies E-Marketing</text:p>
      <text:p text:style-name="P18"><text:tab/>A)Le bait and Hook</text:p>
      <text:p text:style-name="P16"/>
      <text:p text:style-name="P16"/>
      <text:p text:style-name="P12"/>
      <text:p text:style-name="P2"/>
      <text:p text:style-name="P10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08:13:39.124720309</meta:creation-date>
    <dc:date>2018-03-29T11:47:21.634545275</dc:date>
    <meta:editing-duration>PT2H22M3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58" meta:word-count="558" meta:character-count="3637" meta:non-whitespace-character-count="3121"/>
  </office:meta>
</office:document-meta>
</file>